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>
      <style:paragraph-properties fo:margin-left="1.245cm" fo:margin-right="0cm" fo:text-align="start" style:justify-single-word="false" fo:text-indent="-0.635cm" style:auto-text-indent="false"/>
    </style:style>
    <style:style style:name="P3" style:family="paragraph" style:parent-style-name="Text_20_body" style:list-style-name="L3">
      <style:paragraph-properties fo:margin-left="1.245cm" fo:margin-right="0cm" fo:text-align="start" style:justify-single-word="false" fo:text-indent="-0.635cm" style:auto-text-indent="false"/>
      <style:text-properties fo:color="#ff3333"/>
    </style:style>
    <text:list-style style:name="L1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25cm" fo:text-indent="-0.635cm" fo:margin-left="0.0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6cm" fo:text-indent="-0.635cm" fo:margin-left="0.6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Français</text:p>
      <text:p text:style-name="Text_20_body">Thèmes : </text:p>
      <text:list xml:id="list6900836124472694205" text:style-name="L2">
        <text:list-item>
          <text:p text:style-name="P1">Paroles, échanges, conversations, révolutions numérique</text:p>
        </text:list-item>
        <text:list-item>
          <text:p text:style-name="P1"/>
        </text:list-item>
      </text:list>
      <text:h text:style-name="Heading_20_1" text:outline-level="1">Test d'aptitude</text:h>
      <text:list xml:id="list4140009211100382225" text:style-name="L3">
        <text:list-item>
          <text:p text:style-name="P2">Les geste inconscients nous trahissent</text:p>
        </text:list-item>
        <text:list-item>
          <text:p text:style-name="P2">L'interprétation de tout les gestes est très complexe</text:p>
        </text:list-item>
        <text:list-item>
          <text:p text:style-name="P3">Communication non verbale</text:p>
        </text:list-item>
        <text:list-item>
          <text:p text:style-name="P3">Chez les annimaux: les postures sont l'essentiel de la com</text:p>
        </text:list-item>
        <text:list-item>
          <text:p text:style-name="P2">Les gestes représentent 55% de la communication</text:p>
        </text:list-item>
        <text:list-item>
          <text:p text:style-name="P3">s</text:p>
        </text:list-item>
        <text:list-item>
          <text:p text:style-name="P2">Définition de la gestuolog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000080" style:font-name="Verdana" fo:font-size="24pt" style:text-underline-style="solid" style:text-underline-type="double" style:text-underline-width="auto" style:text-underline-color="font-color" fo:font-weight="bold" style:font-name-asian="Andale Sans UI" style:font-size-asian="14pt" style:font-name-complex="Tahoma" style:font-size-complex="14pt" style:font-relief="embossed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fo:text-indent="0.499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02cm" fo:margin-bottom="0.21cm" fo:text-align="start" style:justify-single-word="false" style:page-number="auto" fo:background-color="transparent">
        <style:tab-stops/>
        <style:background-image/>
      </style:paragraph-properties>
      <style:text-properties fo:color="#ff0000" fo:font-size="18pt" style:text-underline-style="solid" style:text-underline-width="auto" style:text-underline-color="font-color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559cm" fo:margin-right="0cm" fo:margin-top="0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capitalize" fo:color="#ff3333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cm" fo:margin-bottom="0cm" fo:text-align="start" style:justify-single-word="false" fo:text-indent="0.4cm" style:auto-text-indent="false"/>
      <style:text-properties fo:text-transform="capitalize" fo:color="#0000ff" fo:font-size="16pt" style:text-underline-style="none" fo:font-weight="bold" style:font-size-asian="14pt" style:font-weight-asian="bold" style:font-size-complex="14pt" style:font-weight-complex="bold" style:font-relief="none"/>
    </style:style>
    <style:style style:name="Definition" style:family="paragraph" style:parent-style-name="Text_20_body" style:class="text">
      <style:text-properties fo:color="#0080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/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72cm" fo:margin-bottom="0.88cm" fo:margin-left="1.072cm" fo:margin-right="1.0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15M54S</meta:editing-duration>
    <meta:editing-cycles>6</meta:editing-cycles>
    <meta:generator>OpenOffice.org/3.4.1$Win32 OpenOffice.org_project/341m1$Build-9593</meta:generator>
    <dc:date>2012-09-25T09:05:08.58</dc:date>
    <meta:document-statistic meta:table-count="0" meta:image-count="0" meta:object-count="0" meta:page-count="1" meta:paragraph-count="11" meta:word-count="57" meta:character-count="348"/>
    <meta:user-defined meta:name="Info 1"/>
    <meta:user-defined meta:name="Info 2"/>
    <meta:user-defined meta:name="Info 3"/>
    <meta:user-defined meta:name="Info 4"/>
  </office:meta>
</office:document-meta>
</file>